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19C2000010A797F346D94E28A2FE.png" manifest:media-type="image/png"/>
  <manifest:file-entry manifest:full-path="Pictures/100000000000096800000ABE8C502D5F958FEE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78cm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177cm" svg:height="11.622cm" svg:x="0.023cm" svg:y="2.097cm">
          <draw:image xlink:href="Pictures/100000000000096800000ABE8C502D5F958FEEA3.png" xlink:type="simple" xlink:show="embed" xlink:actuate="onLoad">
            <text:p/>
          </draw:image>
        </draw:frame>
        <draw:frame draw:style-name="gr1" draw:text-style-name="P1" draw:layer="layout" svg:width="17.142cm" svg:height="10.445cm" svg:x="10.869cm" svg:y="3.243cm">
          <draw:image xlink:href="Pictures/10000201000019C2000010A797F346D94E28A2FE.png" xlink:type="simple" xlink:show="embed" xlink:actuate="onLoad">
            <text:p/>
          </draw:image>
        </draw:frame>
        <draw:frame draw:style-name="gr2" draw:text-style-name="P2" draw:layer="layout" svg:width="7.978cm" svg:height="1.119cm" svg:x="1.31cm" svg:y="0.6cm">
          <draw:text-box>
            <text:p><text:span text:style-name="T1">2 populations/species</text:span></text:p>
          </draw:text-box>
        </draw:frame>
        <draw:frame draw:style-name="gr2" draw:text-style-name="P2" draw:layer="layout" svg:width="7.978cm" svg:height="1.119cm" svg:x="16.126cm" svg:y="0.601cm">
          <draw:text-box>
            <text:p><text:span text:style-name="T1">4 populations/species</text:span></text:p>
          </draw:text-box>
        </draw:frame>
        <draw:line draw:style-name="gr3" draw:text-style-name="P1" draw:layer="layout" svg:x1="10.4cm" svg:y1="0cm" svg:x2="10.4cm" svg:y2="15.75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3.186cm" svg:height="14.128cm" svg:x="0.214cm" svg:y="1.52cm">
          <draw:image xlink:href="Pictures/10000201000019C2000010A797F346D94E28A2FE.png" xlink:type="simple" xlink:show="embed" xlink:actuate="onLoad">
            <text:p/>
          </draw:image>
        </draw:frame>
        <draw:frame draw:style-name="gr2" draw:text-style-name="P5" draw:layer="layout" svg:width="10.023cm" svg:height="1.352cm" svg:x="7.86cm" svg:y="0.146cm">
          <draw:text-box>
            <text:p text:style-name="P4"><text:span text:style-name="T2">4 </text:span><text:span text:style-name="T2">populations/spe</text:span><text:span text:style-name="T2">ci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13:46:28.507510459</meta:creation-date>
    <dc:date>2020-01-22T15:42:42.993811121</dc:date>
    <meta:editing-duration>PT5M28S</meta:editing-duration>
    <meta:editing-cycles>4</meta:editing-cycles>
    <meta:generator>LibreOffice/6.0.7.3$Linux_X86_64 LibreOffice_project/00m0$Build-3</meta:generator>
    <meta:document-statistic meta:object-count="32"/>
  </office:meta>
</office:document-meta>
</file>